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Scénario de tests</text:p>
      <text:p text:style-name="Standard"/>
      <text:p text:style-name="Standard"/>
      <text:p text:style-name="Standard"/>
      <text:p text:style-name="P1">-Login</text:p>
      <text:p text:style-name="Standard"><text:tab/>a)L'utilisateur rentre son identifiant et un mot de passe incorrect. <text:span text:style-name="T3">Résultat </text:span><text:span text:style-name="T5"><text:tab/></text:span><text:span text:style-name="T3">escompté</text:span>s:message d'erreur indiquant que l'identifiant ou le mot de passe est incorrect.</text:p>
      <text:p text:style-name="Standard"><text:tab/>b)L'utilisateur rentre un identifiant incorrect. <text:span text:style-name="T3">Résultat escomptés</text:span>:message d'erreur indiquant <text:tab/>que l'identifiant ou le mot de passe est incorrect.</text:p>
      <text:p text:style-name="Standard"><text:tab/>c)L'utilisateur rentre son identifiant et un mot de passe correct. <text:span text:style-name="T8">Résultat escompté :</text:span> <text:tab/>l'utilisateur accède à sa session, avec toutes ses données chargées depuis la sauvegarde <text:tab/>locale.</text:p>
      <text:p text:style-name="P1">-Afficher les contact</text:p>
      <text:p text:style-name="Standard"><text:tab/>a)Le carnet de contact ne contient aucuns contacts. <text:span text:style-name="T3">Résultat escompté </text:span>: Un message indique <text:tab/>qu'il n'y a aucuns contacts.</text:p>
      <text:p text:style-name="Standard"><text:tab/>b)Le carnet de contacts contient au moins un contact. <text:span text:style-name="T3">Résulta escompté :</text:span> Affiche le(s) <text:tab/>contact(s).</text:p>
      <text:p text:style-name="P1">-Afficher les mails</text:p>
      <text:p text:style-name="Standard"><text:tab/>a)La boîte de réception ne contient aucuns mails. <text:span text:style-name="T3">Résultat escompté :</text:span> Un message indique <text:tab/>qu'il n'y a aucuns mails.</text:p>
      <text:p text:style-name="Standard"><text:tab/>b)La boîte de réception contient au moins un mail. <text:span text:style-name="T3">Résulta escompté </text:span>: Affiche le(s) <text:tab/>mail(s).</text:p>
      <text:p text:style-name="P1">-Recevoir un mail</text:p>
      <text:p text:style-name="Standard"><text:span text:style-name="T2"><text:tab/></text:span><text:span text:style-name="T1">En admettant que les deux utilisateurs soient connectés au serveur. Un utilisateur envoie <text:tab/>un mail à l'utilisateur.</text:span><text:span text:style-name="T4"> Résultat escompté :</text:span><text:span text:style-name="T1"> l'utilisateur destinataire <text:tab/>retrouve le mail dans sa <text:tab/>boîte de réception.</text:span></text:p>
      <text:p text:style-name="P1">-Ouvrir un mail</text:p>
      <text:p text:style-name="Standard"><text:tab/>L'utilisateur clique sur un mail qui se trouve dans sa boîte de réception. <text:span text:style-name="T3">Résultat escompté :</text:span> <text:tab/>le contenu du mail s'affiche correctement.</text:p>
      <text:p text:style-name="P1">-Envoyer un mail</text:p>
      <text:p text:style-name="Standard"><text:tab/>a)Un utilisateur envoie un mail à un autre utilisateur. <text:span text:style-name="T3">Résultat escompté :</text:span> Un message <text:tab/>confirme que le mail est bien envoyé, et l'autre utilisateur reçois le mail.</text:p>
      <text:p text:style-name="Standard"><text:tab/>b) L'utilisateur va dans rédiger un mail, entre un nom de contact correct dans destinataire. <text:tab/>Puis appuie sur envoyer. <text:span text:style-name="T3">Résultat escompté :</text:span> Un message <text:tab/>confirme que le mail est bien <text:tab/>envoyé, et l'autre utilisateur reçois le mail.</text:p>
      <text:p text:style-name="Standard"><text:tab/>c) L'utilisateur va dans rédiger un mail, entre un nom de contact incorrect dans destinataire. <text:tab/>Puis appuie sur envoyer. <text:span text:style-name="T3">Résultat escompté :</text:span> Un message d'erreur <text:s/>qui indique que le nom de <text:tab/>contact, le message n'est pas envoyé.</text:p>
      <text:p text:style-name="Standard"><text:tab/>d) Le serveur est inaccessible, l'utilisateur envoie un message. <text:span text:style-name="T3">Résultat escompté :</text:span> un <text:tab/>message d'erreur, l'utilisateur peut choisir entre annuler le mail, ou enregistré dans un <text:tab/>brouillon.</text:p>
      <text:p text:style-name="P1">-Rédiger un brouillon</text:p>
      <text:p text:style-name="Standard"><text:tab/>a) L'utilisateur va dans rédiger un brouillon et sauvegarde. <text:span text:style-name="T3">Résultat escompté :</text:span> le brouillon <text:tab/>est enregistré dans les brouillons.</text:p>
      <text:p text:style-name="Standard"><text:tab/>b) L'utilisateur va dans rédiger un brouillon, entre un titre de brouillon déjà existant dans la <text:tab/>liste des brouillons et sauvegarde. <text:span text:style-name="T3">Résultat escompté :</text:span> un message d'erreur qui indique que <text:tab/>le nom de brouillon est déjà attribué, l'utilisateur devra annuler la rédaction du brouillon ou <text:tab/>changer le titre du brouillon.</text:p>
      <text:p text:style-name="Standard"/>
      <text:p text:style-name="Standard"/>
      <text:p text:style-name="Standard"><text:soft-page-break/></text:p>
      <text:p text:style-name="P1">-Consulter un brouillon</text:p>
      <text:p text:style-name="Standard"><text:tab/>L'utilisateur va dans la liste des brouillons et choisit le brouillon à consulter. <text:span text:style-name="T3">Résultat </text:span><text:span text:style-name="T5"><text:tab/></text:span><text:span text:style-name="T3">escompté :</text:span> affichage du brouillon.<text:tab/></text:p>
      <text:p text:style-name="Standard"/>
      <text:p text:style-name="P1">-Supprimer un brouillon</text:p>
      <text:p text:style-name="Standard"><text:tab/>L'utilisateur va dans la liste des brouillons et choisit le brouillons à supprimer, puis le <text:tab/>supprime. <text:span text:style-name="T3">Résultat escompté :</text:span> le brouillon est supprimer de al liste des brouillons.</text:p>
      <text:p text:style-name="P1">-Transfert de brouillon</text:p>
      <text:p text:style-name="Standard"><text:tab/>L'utilisateur utilise un brouillon pour envoyer un mail(cf « rédiger un mail »).</text:p>
      <text:p text:style-name="Standard"/>
      <text:p text:style-name="P1">-Ajouter un contact</text:p>
      <text:p text:style-name="Standard"><text:tab/>a)L'utilisateur va dans le carnet de contact, et clique sur ajoute un contact, remplis les <text:tab/>informations sur le nouveau contact. <text:span text:style-name="T3">Résultat escompté :</text:span> le contact s'affiche dans le carnet <text:tab/>de contact.</text:p>
      <text:p text:style-name="Standard"><text:tab/>b)L'utilisateur va dans le carnet de contact, et clique sur ajoute un contact, ne remplis pas <text:s/><text:tab/>les informations sur le nouveau contact. <text:span text:style-name="T3">Résultat escompté :</text:span> un message d'erreur qui indique <text:tab/>que les informations entrées sont incorrects.</text:p>
      <text:p text:style-name="Standard"><text:tab/>c)L'utilisateur va dans le carnet de contact, et clique sur ajoute un contact, entre le nom d'un <text:tab/>contact déjà existant. <text:span text:style-name="T3">Résultat escompté :</text:span> un message d'erreur indiquant que le contact existe <text:tab/>déjà.</text:p>
      <text:p text:style-name="Standard"/>
      <text:p text:style-name="P1">-Modifier un contact</text:p>
      <text:p text:style-name="Standard"><text:tab/>L'utilisateur va dans le carnet de contact, choisis un contact, et clique sur modifier un <text:tab/>contact, modifie les informations sur le contact. <text:span text:style-name="T3">Résultat escompté : </text:span>les coordonnées du <text:tab/>contact sont modifiées.</text:p>
      <text:p text:style-name="P1">-Supprimer un contact</text:p>
      <text:p text:style-name="Standard"><text:tab/>L'utilisateur va dans le carnet de contact, choisis un contact, et clique sur supprimer un <text:tab/>contact. <text:span text:style-name="T3">Résultat escompté :</text:span> le contact a disparu du carnet de contact.</text:p>
      <text:p text:style-name="Standard"/>
      <text:p text:style-name="P1">-Synchronisation des mails</text:p>
      <text:p text:style-name="Standard"><text:tab/>a)Le client clique sur synchroniser les mail. <text:span text:style-name="T3">Résultat escompté :</text:span> les mails sont synchronisé.</text:p>
      <text:p text:style-name="Standard"><text:tab/>b)Le serveur est inaccessible. Le client clique sur synchroniser les mail. <text:span text:style-name="T3">Résultat escompté :</text:span> <text:tab/>Message d'erreur indiquant que le serveur est inaccessi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flamm Ollivier</meta:initial-creator>
    <meta:creation-date>2012-05-04T22:12:09</meta:creation-date>
    <dc:date>2012-05-06T19:00:07</dc:date>
    <dc:creator>Eflamm Ollivier</dc:creator>
    <meta:editing-duration>PT8H11M22S</meta:editing-duration>
    <meta:editing-cycles>8</meta:editing-cycles>
    <meta:generator>LibreOffice/3.3$Linux LibreOffice_project/330m19$Build-401</meta:generator>
    <meta:document-statistic meta:table-count="0" meta:image-count="0" meta:object-count="0" meta:page-count="2" meta:paragraph-count="40" meta:word-count="681" meta:character-count="4472"/>
  </office:meta>
</office:document-meta>
</file>